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.2708in" fo:margin-left="-0.0813in" fo:margin-top="0in" fo:margin-bottom="0in" table:align="left" style:writing-mode="lr-tb"/>
    </style:style>
    <style:style style:name="Table1.A" style:family="table-column">
      <style:table-column-properties style:column-width="4.9785in"/>
    </style:style>
    <style:style style:name="Table1.B" style:family="table-column">
      <style:table-column-properties style:column-width="2.2917in"/>
    </style:style>
    <style:style style:name="Table1.1" style:family="table-row">
      <style:table-row-properties style:min-row-height="1.1389in" fo:keep-together="auto"/>
    </style:style>
    <style:style style:name="Table1.A1" style:family="table-cell">
      <style:table-cell-properties fo:padding="0.1in" fo:border="none"/>
    </style:style>
    <style:style style:name="Table1.2" style:family="table-row">
      <style:table-row-properties style:min-row-height="8.1667in" fo:keep-together="auto"/>
    </style:style>
    <style:style style:name="P1" style:family="paragraph" style:parent-style-name="Standard">
      <style:paragraph-properties fo:margin-top="0.0835in" fo:margin-bottom="0in" loext:contextual-spacing="false" fo:padding="0in" fo:border="none"/>
    </style:style>
    <style:style style:name="P2" style:family="paragraph" style:parent-style-name="Standard">
      <style:paragraph-properties fo:margin-top="0.0835in" fo:margin-bottom="0in" loext:contextual-spacing="false" fo:line-height="130%" fo:padding="0in" fo:border="none"/>
    </style:style>
    <style:style style:name="P3" style:family="paragraph" style:parent-style-name="Standard">
      <style:paragraph-properties fo:margin-top="0.0835in" fo:margin-bottom="0in" loext:contextual-spacing="false" fo:line-height="100%" fo:padding="0in" fo:border="none"/>
    </style:style>
    <style:style style:name="P4" style:family="paragraph" style:parent-style-name="Standard" style:master-page-name="Standard">
      <style:paragraph-properties fo:margin-top="0.0835in" fo:margin-bottom="0in" loext:contextual-spacing="false" fo:line-height="100%" style:page-number="1" fo:padding="0in" fo:border="none"/>
      <style:text-properties fo:font-size="6pt" style:font-size-asian="6pt" style:font-size-complex="6pt"/>
    </style:style>
    <style:style style:name="P5" style:family="paragraph" style:parent-style-name="Standard">
      <style:paragraph-properties fo:margin-left="0in" fo:margin-right="-0.1701in" fo:margin-top="0in" fo:margin-bottom="0in" loext:contextual-spacing="false" fo:line-height="115%" fo:text-indent="0in" style:auto-text-indent="false" fo:padding="0in" fo:border="none"/>
    </style:style>
    <style:style style:name="P6" style:family="paragraph" style:parent-style-name="Standard">
      <style:paragraph-properties fo:margin-top="0in" fo:margin-bottom="0in" loext:contextual-spacing="false" fo:line-height="115%" fo:padding="0in" fo:border="none"/>
    </style:style>
    <style:style style:name="P7" style:family="paragraph" style:parent-style-name="Standard">
      <style:paragraph-properties fo:margin-top="0in" fo:margin-bottom="0in" loext:contextual-spacing="false" fo:line-height="115%" fo:padding="0in" fo:border="none"/>
      <style:text-properties fo:color="#000000" style:font-name="Open Sans" fo:font-weight="bold" style:font-name-asian="Open Sans1" style:font-weight-asian="bold" style:font-name-complex="Open Sans1"/>
    </style:style>
    <style:style style:name="P8" style:family="paragraph" style:parent-style-name="Standard">
      <style:paragraph-properties fo:margin-top="0in" fo:margin-bottom="0in" loext:contextual-spacing="false" fo:line-height="115%"/>
    </style:style>
    <style:style style:name="P9" style:family="paragraph" style:parent-style-name="Standard">
      <style:paragraph-properties fo:margin-left="0in" fo:margin-right="0.2083in" fo:margin-top="0in" fo:margin-bottom="0in" loext:contextual-spacing="false" fo:line-height="100%" fo:text-indent="0in" style:auto-text-indent="false"/>
    </style:style>
    <style:style style:name="P10" style:family="paragraph" style:parent-style-name="Standard">
      <style:paragraph-properties fo:margin-left="0in" fo:margin-right="0.2083in" fo:margin-top="0in" fo:margin-bottom="0in" loext:contextual-spacing="false" fo:line-height="150%" fo:text-indent="0in" style:auto-text-indent="false"/>
    </style:style>
    <style:style style:name="P11" style:family="paragraph" style:parent-style-name="Standard" style:list-style-name="WWNum1">
      <style:paragraph-properties fo:margin-left="0in" fo:margin-right="0.2083in" fo:margin-top="0.0835in" fo:margin-bottom="0in" loext:contextual-spacing="false" fo:line-height="100%" fo:text-indent="0in" style:auto-text-indent="false" fo:padding="0in" fo:border="none"/>
    </style:style>
    <style:style style:name="P12" style:family="paragraph" style:parent-style-name="Standard">
      <style:paragraph-properties fo:margin-left="0in" fo:margin-right="0.2083in" fo:margin-top="0.222in" fo:margin-bottom="0in" loext:contextual-spacing="false" fo:line-height="130%" fo:text-align="start" style:justify-single-word="false" fo:keep-together="auto" fo:orphans="0" fo:widows="0" fo:text-indent="0in" style:auto-text-indent="false" fo:padding="0in" fo:border="none" fo:keep-with-next="auto"/>
    </style:style>
    <style:style style:name="P13" style:family="paragraph" style:parent-style-name="Heading_20_2">
      <style:paragraph-properties fo:margin-top="0.222in" fo:margin-bottom="0in" loext:contextual-spacing="false" fo:padding="0in" fo:border="none"/>
    </style:style>
    <style:style style:name="P14" style:family="paragraph" style:parent-style-name="Heading_20_2">
      <style:paragraph-properties fo:margin-top="0.222in" fo:margin-bottom="0in" loext:contextual-spacing="false"/>
    </style:style>
    <style:style style:name="P15" style:family="paragraph" style:parent-style-name="Heading_20_1" style:list-style-name="WWNum1">
      <style:paragraph-properties fo:line-height="100%"/>
    </style:style>
    <style:style style:name="P16" style:family="paragraph" style:parent-style-name="Heading_20_1">
      <style:paragraph-properties fo:margin-top="0in" fo:margin-bottom="0in" loext:contextual-spacing="false" fo:line-height="115%"/>
    </style:style>
    <style:style style:name="P17" style:family="paragraph" style:parent-style-name="Heading_20_1">
      <style:paragraph-properties fo:margin-left="0in" fo:margin-right="-0.2953in" fo:margin-top="0in" fo:margin-bottom="0in" loext:contextual-spacing="false" fo:line-height="115%" fo:text-indent="0in" style:auto-text-indent="false"/>
    </style:style>
    <style:style style:name="P18" style:family="paragraph" style:parent-style-name="Heading_20_1">
      <style:paragraph-properties fo:margin-top="0.4165in" fo:margin-bottom="0in" loext:contextual-spacing="false" fo:padding="0in" fo:border="none"/>
    </style:style>
    <style:style style:name="P19" style:family="paragraph" style:parent-style-name="Heading_20_1">
      <style:paragraph-properties fo:margin-top="0.4165in" fo:margin-bottom="0in" loext:contextual-spacing="false" fo:line-height="150%" fo:padding="0in" fo:border="none"/>
    </style:style>
    <style:style style:name="P20" style:family="paragraph" style:parent-style-name="Heading_20_1">
      <style:paragraph-properties fo:margin-top="0.4165in" fo:margin-bottom="0in" loext:contextual-spacing="false" fo:line-height="115%"/>
    </style:style>
    <style:style style:name="P21" style:family="paragraph" style:parent-style-name="Heading_20_1">
      <style:paragraph-properties fo:margin-top="0.222in" fo:margin-bottom="0in" loext:contextual-spacing="false" fo:line-height="100%"/>
    </style:style>
    <style:style style:name="P22" style:family="paragraph" style:parent-style-name="Heading_20_3">
      <style:paragraph-properties fo:margin-top="0.0693in" fo:margin-bottom="0.0693in" loext:contextual-spacing="false" fo:padding="0in" fo:border="none"/>
    </style:style>
    <style:style style:name="P23" style:family="paragraph" style:parent-style-name="Title">
      <style:paragraph-properties fo:margin-top="0in" fo:margin-bottom="0.0835in" loext:contextual-spacing="false" fo:padding="0in" fo:border="none"/>
    </style:style>
    <style:style style:name="P24" style:family="paragraph" style:parent-style-name="Subtitle">
      <style:paragraph-properties fo:margin-top="0in" fo:margin-bottom="0in" loext:contextual-spacing="false" fo:padding="0in" fo:border="none"/>
    </style:style>
    <style:style style:name="T1" style:family="text">
      <style:text-properties fo:color="#2079c7"/>
    </style:style>
    <style:style style:name="T2" style:family="text">
      <style:text-properties fo:color="#2079c7" fo:font-weight="bold" style:font-weight-asian="bold"/>
    </style:style>
    <style:style style:name="T3" style:family="text">
      <style:text-properties fo:color="#2079c7" fo:font-weight="normal" style:font-weight-asian="normal"/>
    </style:style>
    <style:style style:name="T4" style:family="text">
      <style:text-properties fo:color="#2079c7" fo:font-style="italic" style:font-style-asian="italic"/>
    </style:style>
    <style:style style:name="T5" style:family="text">
      <style:text-properties fo:color="#2079c7" fo:font-style="italic" fo:font-weight="normal" style:font-style-asian="italic" style:font-weight-asian="normal"/>
    </style:style>
    <style:style style:name="T6" style:family="text">
      <style:text-properties fo:font-weight="bold" style:font-weight-asian="bold"/>
    </style:style>
    <style:style style:name="T7" style:family="text">
      <style:text-properties fo:color="#000000" style:font-name="Open Sans" fo:font-weight="bold" style:font-name-asian="Open Sans1" style:font-weight-asian="bold" style:font-name-complex="Open Sans1"/>
    </style:style>
    <style:style style:name="T8" style:family="text">
      <style:text-properties fo:color="#000000" style:font-name="Merriweather" style:font-name-asian="Merriweather1" style:font-name-complex="Merriweather1"/>
    </style:style>
    <style:style style:name="T9" style:family="text">
      <style:text-properties fo:color="#1155cc" style:font-name="Open Sans" style:text-underline-style="solid" style:text-underline-width="auto" style:text-underline-color="font-color" fo:font-weight="bold" style:font-name-asian="Open Sans1" style:font-weight-asian="bold" style:font-name-complex="Open Sans1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style:font-name="Merriweather" style:font-name-asian="Merriweather1" style:font-name-complex="Merriweather1"/>
    </style:style>
    <style:style style:name="T12" style:family="text">
      <style:text-properties style:font-name="Merriweather" fo:font-weight="normal" style:font-name-asian="Merriweather1" style:font-weight-asian="normal" style:font-name-complex="Merriweather1"/>
    </style:style>
    <style:style style:name="T13" style:family="text">
      <style:text-properties style:font-name="Merriweather" fo:font-style="italic" fo:font-weight="normal" style:font-name-asian="Merriweather1" style:font-style-asian="italic" style:font-weight-asian="normal" style:font-name-complex="Merriweather1"/>
    </style:style>
    <style:style style:name="T14" style:family="text">
      <style:text-properties fo:font-weight="normal" style:font-weight-asian="normal"/>
    </style:style>
    <style:style style:name="T15" style:family="text">
      <style:text-properties fo:color="#b7b7b7"/>
    </style:style>
    <style:style style:name="T16" style:family="text">
      <style:text-properties fo:font-style="italic" fo:font-weight="normal" style:font-style-asian="italic" style:font-weight-asian="normal"/>
    </style:style>
    <style:style style:name="T17" style:family="text">
      <style:text-properties fo:color="#434343" style:font-name="Merriweather" fo:font-size="9pt" style:font-name-asian="Merriweather1" style:font-size-asian="9pt" style:font-name-complex="Merriweather1" style:font-size-complex="9pt"/>
    </style:style>
    <style:style style:name="T18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23"><text:bookmark text:name="_x8fm1uorkbaw"/><text:span text:style-name="T1">Kerstin Graudins</text:span></text:p>
            <text:p text:style-name="P24"><text:bookmark text:name="_ymi089liagec"/><text:span text:style-name="T6">Creative Web Developer/Designer</text:span></text:p>
          </table:table-cell>
          <table:table-cell table:style-name="Table1.A1" office:value-type="string">
            <text:p text:style-name="P5"><text:span text:style-name="T7">163 15th Avenue</text:span></text:p>
            <text:p text:style-name="P6"><text:span text:style-name="T7">Seattle, Wa 98122</text:span></text:p>
            <text:p text:style-name="P6"><text:span text:style-name="T7">(206)709-9234</text:span></text:p>
            <text:p text:style-name="P6"><text:a xlink:type="simple" xlink:href="mailto:kerstingraudins@gmail.com" text:style-name="Internet_20_link" text:visited-style-name="Visited_20_Internet_20_Link"><text:span text:style-name="T9">kerstingraudins@gmail.com</text:span></text:a></text:p>
            <text:p text:style-name="P7"/>
            <text:p text:style-name="P16"><text:bookmark text:name="_lihtgv2omrm4"/>PORTFOLIO SITE:</text:p>
            <text:p text:style-name="P17"><text:bookmark text:name="_lihtgv2omrm41"/><text:span text:style-name="T10">www.kerstingraudins.com</text:span></text:p>
          </table:table-cell>
        </table:table-row>
        <table:table-row table:style-name="Table1.2">
          <table:table-cell table:style-name="Table1.A1" office:value-type="string">
            <text:p text:style-name="P18"><text:bookmark text:name="_wvp36y8chx5p"/>EXPERIENCE</text:p>
            <text:p text:style-name="P18"><text:bookmark text:name="_4vx5c3jjlns0"/><text:span text:style-name="T11">www.thekcvc.org</text:span><text:span text:style-name="T8"> </text:span><text:span text:style-name="T12"><text:s/>— </text:span><text:span text:style-name="T13">Developer</text:span></text:p>
            <text:p text:style-name="P22"><text:bookmark text:name="_n64fgzu3lwuy"/>JUNE 2017 - PRESENT</text:p>
            <text:p text:style-name="P1">WordPress website redesign for a non profit organization that helps veterans re enter civilian life. Developer on this team project.</text:p>
            <text:p text:style-name="P1"><text:span text:style-name="T2">www.bekahjohnsonaudio.com</text:span><text:span text:style-name="T3">— </text:span><text:span text:style-name="T4">Developer/Designer</text:span></text:p>
            <text:p text:style-name="P22"><text:bookmark text:name="_8hk593fs3sag"/>JUNE 2016 - AUGUST 2016</text:p>
            <text:p text:style-name="P1">Created Responsive website for an audio engineer and producer</text:p>
            <text:p text:style-name="P1"><text:span text:style-name="T2">www.adeallday.com</text:span><text:span text:style-name="T14">— </text:span><text:span text:style-name="T4">Developer/Designer</text:span></text:p>
            <text:p text:style-name="P22"><text:bookmark text:name="_ybypdmed418m"/>FEBRUARY 2016 - JUNE 2016</text:p>
            <text:p text:style-name="P1">Authored Portfolio website for a multitalented performer with video, interactive image gallery, flexslider, and comments posting.</text:p>
            <text:p text:style-name="P18"><text:bookmark text:name="_yk8luflkpwij"/>EDUCATION</text:p>
            <text:p text:style-name="P13"><text:bookmark text:name="_6wymnhinx9q5"/>Seattle Central College, <text:span text:style-name="T14">Seattle, WA </text:span></text:p>
            <text:p text:style-name="P22"><text:bookmark text:name="_x53c7owzkkfu"/>MARCH <text:s/>2016 - AUGUST 2017</text:p>
            <text:p text:style-name="P22"><text:bookmark text:name="_7vtcyzeczjot"/><text:span text:style-name="T17"><text:s/>3.9 GPA. Full time study of web development and design</text:span></text:p>
            <text:p text:style-name="P13"><text:bookmark text:name="_nugpj5nrbldp"/>New York University, <text:span text:style-name="T14">New York, NY — </text:span><text:span text:style-name="T16">Masters of Studio Art</text:span> 2004</text:p>
            <text:p text:style-name="P14"><text:bookmark text:name="_rmrfezw4oush"/>University of Washington, <text:span text:style-name="T14">Seattle, WA — </text:span><text:span text:style-name="T16">BFA -Printmaking</text:span> 1999</text:p>
            <text:p text:style-name="P9">1997-1999 Annual Dean's list</text:p>
            <text:p text:style-name="P18"><text:bookmark text:name="_jhv78pp9wtzd"/>PROJECTS</text:p>
            <text:p text:style-name="P13"><text:bookmark text:name="_vm051rmyhoww"/>Central District Timez <text:span text:style-name="T14">— </text:span><text:span text:style-name="T16">Neighborhood News Application</text:span></text:p>
            <text:p text:style-name="P2">I created this responsive site where my neighbors can login and write articles about issues or happenings in the neighborhood. I used Scaphold.io GraphQL service to post the articles to the list pages.</text:p>
          </table:table-cell>
          <table:table-cell table:style-name="Table1.A1" office:value-type="string">
            <text:p text:style-name="P19"><text:bookmark text:name="_d7hnuwi32thr"/>LANGUAGES</text:p>
            <text:p text:style-name="P10">HTML5</text:p>
            <text:p text:style-name="P10">CSS3/Sass/SCSS</text:p>
            <text:p text:style-name="P10">JavaScript</text:p>
            <text:p text:style-name="P10">JQuery</text:p>
            <text:p text:style-name="P10">PHP</text:p>
            <text:p text:style-name="P10">MySQL</text:p>
            <text:p text:style-name="P9"/>
            <text:p text:style-name="P9"/>
            <text:p text:style-name="P21"><text:bookmark text:name="_vqw9xzgmq8v8"/><text:s/>SOFTWARE</text:p>
            <text:p text:style-name="P3">Adobe Photoshop</text:p>
            <text:p text:style-name="P3">Adobe Illustrator</text:p>
            <text:list xml:id="list2354302455100003443" text:style-name="WWNum1">
              <text:list-item>
                <text:p text:style-name="P11">Adobe Dreamweaver</text:p>
              </text:list-item>
              <text:list-item>
                <text:p text:style-name="P11">Microsoft Office</text:p>
              </text:list-item>
              <text:list-item>
                <text:p text:style-name="P11">WordPress</text:p>
              </text:list-item>
            </text:list>
            <text:p text:style-name="P20"><text:bookmark text:name="_97wtwiqk8kg3"/><text:s/>SKILLS</text:p>
            <text:p text:style-name="P8">Agile methodologies:Scrum</text:p>
            <text:list xml:id="list102849397277302" text:continue-numbering="true" text:style-name="WWNum1">
              <text:list-item>
                <text:p text:style-name="P15"><text:bookmark text:name="_afb510p882pn"/>AWARDS</text:p>
              </text:list-item>
            </text:list>
            <text:p text:style-name="P12">Lambda Rho - Award for academic achievement and community service.</text:p>
            <text:p text:style-name="P12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3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666666" style:text-line-through-style="none" style:text-line-through-type="none" style:text-position="0% 100%" style:font-name="Merriweather" fo:font-size="9pt" fo:language="en" fo:country="none" fo:font-style="normal" style:text-underline-style="none" fo:font-weight="normal" style:letter-kerning="true" style:font-name-asian="Merriweather1" style:font-size-asian="9pt" style:language-asian="zh" style:country-asian="CN" style:font-style-asian="normal" style:font-weight-asian="normal" style:font-name-complex="Merriweather1" style:font-size-complex="9pt" style:language-complex="hi" style:country-complex="IN"/>
    </style:default-style>
    <style:default-style style:family="paragraph">
      <style:paragraph-properties fo:margin-left="0in" fo:margin-right="0.2083in" fo:margin-top="0.0835in" fo:margin-bottom="0in" loext:contextual-spacing="false" fo:line-height="130%" fo:text-align="start" style:justify-single-word="false" fo:keep-together="auto" fo:orphans="0" fo:widows="0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666666" style:text-line-through-style="none" style:text-line-through-type="none" style:text-position="0% 100%" style:font-name="Merriweather" fo:font-size="9pt" fo:language="en" fo:country="none" fo:font-style="normal" style:text-underline-style="none" fo:font-weight="normal" style:letter-kerning="true" style:font-name-asian="Merriweather1" style:font-size-asian="9pt" style:language-asian="zh" style:country-asian="CN" style:font-style-asian="normal" style:font-weight-asian="normal" style:font-name-complex="Merriweather1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165in" fo:margin-bottom="0in" loext:contextual-spacing="false" fo:line-height="100%"/>
      <style:text-properties fo:color="#2079c7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false" fo:line-height="100%" fo:keep-together="always" fo:keep-with-next="always"/>
      <style:text-properties fo:color="#000000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693in" fo:margin-bottom="0.0693in" loext:contextual-spacing="false" fo:line-height="100%" fo:keep-together="always" fo:keep-with-next="always"/>
      <style:text-properties fo:color="#666666" style:font-name="Open Sans" fo:font-family="'Open Sans'" style:font-family-generic="roman" style:font-pitch="variable" fo:font-size="8p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835in" loext:contextual-spacing="false" fo:line-height="100%"/>
      <style:text-properties fo:color="#000000"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15%"/>
      <style:text-properties fo:color="#000000" style:font-name="Open Sans" fo:font-family="'Open Sans'" style:font-family-generic="roman" style:font-pitch="variable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​" text:bullet-char="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5992in" fo:margin-left="0.5992in" fo:margin-right="0.5992in" style:writing-mode="lr-tb" style:layout-grid-color="#c0c0c0" style:layout-grid-lines="254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45" meta:word-count="201" meta:character-count="1447" meta:non-whitespace-character-count="1285"/>
    <meta:generator>LibreOfficeDev/5.1.0.3$Linux_X86_64 LibreOffice_project/</meta:generator>
  </office:meta>
</office:document-meta>
</file>